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19mm"/>
    </style:style>
    <style:style style:name="co2" style:family="table-column">
      <style:table-column-properties fo:break-before="auto" style:column-width="60.1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fff00"/>
      <style:text-properties style:use-window-font-color="true"/>
    </style:style>
    <style:style style:name="ce14" style:family="table-cell" style:parent-style-name="Default">
      <style:text-properties fo:color="#0000ff"/>
    </style:style>
    <style:style style:name="ce15" style:family="table-cell" style:parent-style-name="Default">
      <style:text-properties fo:color="#0000ff"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 fo:color="#800000"/>
    </style:style>
  </office:automatic-styles>
  <office:body>
    <office:spreadsheet>
      <table:calculation-settings table:automatic-find-labels="false" table:use-regular-expressions="false" table:use-wildcards="true"/>
      <table:table table:name="БД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6" office:value-type="string" calcext:value-type="string">
            <text:p>meta</text:p>
          </table:table-cell>
          <table:table-cell table:style-name="ce20" office:value-type="string" calcext:value-type="string">
            <text:p>version TEXT</text:p>
          </table:table-cell>
          <table:table-cell table:style-name="ce20" table:number-columns-repeated="2"/>
          <table:table-cell table:style-name="ce25"/>
          <table:table-cell table:style-name="ce20" table:number-columns-repeated="1019"/>
        </table:table-row>
        <table:table-row table:style-name="ro1">
          <table:table-cell table:style-name="ce20"/>
          <table:table-cell table:number-columns-repeated="3"/>
          <table:table-cell table:style-name="ce13"/>
          <table:table-cell table:number-columns-repeated="1019"/>
        </table:table-row>
        <table:table-row table:style-name="ro1">
          <table:table-cell table:style-name="ce16" office:value-type="string" calcext:value-type="string">
            <text:p>user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13" office:value-type="string" calcext:value-type="string">
            <text:p>Именование таблиц и полей: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ogin</text:p>
          </table:table-cell>
          <table:table-cell table:number-columns-repeated="2"/>
          <table:table-cell office:value-type="string" calcext:value-type="string">
            <text:p>t впереди имени означает таблица типов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cn_ в начале названия означает связь многие-ко-многим двух таблиц, далее идут названия связываемых таблиц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h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должность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mm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client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Поле-ссылка называется: &lt;имя таблицы&gt;_i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ключ каждой таблицы называется просто i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здесь все — адрес и телефон и другие сведения, в дальнейшем можно добавить инф. В другие таблицы — например адрес, для сортировки доставки</text:p>
          </table:table-cell>
          <table:table-cell/>
          <table:table-cell office:value-type="string" calcext:value-type="string">
            <text:p>несколько слов в названии разделяются символом «_»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project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ient_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ser_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tract_d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stall_d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m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tregion</text:p>
          </table:table-cell>
          <table:table-cell office:value-type="string" calcext:value-type="string">
            <text:p>id</text:p>
          </table:table-cell>
          <table:table-cell table:style-name="ce14" office:value-type="string" calcext:value-type="string">
            <text:p>const from enum</text:p>
          </table:table-cell>
          <table:table-cell/>
          <table:table-cell office:value-type="string" calcext:value-type="string">
            <text:p>возможные типы участков: калитка, вертикальный профнастил, горизонтальный, и т. д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reg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участки конкретного реального проекта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oject_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egion_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r</text:p>
          </table:table-cell>
          <table:table-cell office:value-type="string" calcext:value-type="string">
            <text:p>номер участка в проекте: 1, 2, 3, для участка самого проекта — 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para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входящие параметра для расчета участка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param_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ion_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tparam</text:p>
          </table:table-cell>
          <table:table-cell office:value-type="string" calcext:value-type="string">
            <text:p>id</text:p>
          </table:table-cell>
          <table:table-cell table:style-name="ce15" office:value-type="string" calcext:value-type="string">
            <text:p>const from enum</text:p>
          </table:table-cell>
          <table:table-cell/>
          <table:table-cell office:value-type="string" calcext:value-type="string">
            <text:p>типы входящих параметров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cn_tparam_tregion</text:p>
          </table:table-cell>
          <table:table-cell office:value-type="string" calcext:value-type="string">
            <text:p>tparam_id</text:p>
          </table:table-cell>
          <table:table-cell office:value-type="string" calcext:value-type="string">
            <text:p>какие входящие параметры используются для каждого типа участка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gion_i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tparamvalue</text:p>
          </table:table-cell>
          <table:table-cell office:value-type="string" calcext:value-type="string">
            <text:p>tparam_id</text:p>
          </table:table-cell>
          <table:table-cell table:style-name="ce14" office:value-type="string" calcext:value-type="string">
            <text:p>const from enum</text:p>
          </table:table-cell>
          <table:table-cell/>
          <table:table-cell office:value-type="string" calcext:value-type="string">
            <text:p>списки возможных значений для параметров, если для какого-либо параметра не заданы значения, либо задано одно значение, значит можно вводить любые, значения в этой таблице берутся из enum, жестко прописаны в коде, они используются для расчетов, значение -1 означает, что параметр не задан. Имя значения «bool» означает, что параметр является переключателем с двумя значениями «1» - включено, и «0» - выключено (Как и для других параметров значение -1 — переключатель неактивен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table:style-name="ce14" office:value-type="string" calcext:value-type="string">
            <text:p>const или пользовательское, для color id цветовой схемы, тип значения параметра определяется программно для каждого tparam_i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описание значения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resul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результаты расчета всех возможных типов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sult_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ion_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menclature_id</text:p>
          </table:table-cell>
          <table:table-cell office:value-type="string" calcext:value-type="string">
            <text:p>- если результат расчета относится к номенклатуре, то ссылка на нее, напр. Количество материала или распил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tresult</text:p>
          </table:table-cell>
          <table:table-cell office:value-type="string" calcext:value-type="string">
            <text:p>id</text:p>
          </table:table-cell>
          <table:table-cell table:style-name="ce14" office:value-type="string" calcext:value-type="string">
            <text:p>const from enu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nomenclatur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материалы, услуги, и т. д., вся номенклатура, которая может отображаться в прайсе, так же любую позицию можно добавить в прайс вручную во вкладке Дополнительно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nomenclature_id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endor_co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asure_un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terial</text:p>
          </table:table-cell>
          <table:table-cell office:value-type="string" calcext:value-type="string">
            <text:p>- из какого материала изготовлена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ickness</text:p>
          </table:table-cell>
          <table:table-cell office:value-type="string" calcext:value-type="string">
            <text:p>- толщина материала, в мм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lor_id</text:p>
          </table:table-cell>
          <table:table-cell office:value-type="string" calcext:value-type="string">
            <text:p>- цвет материала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- величина одной единицы, в указаных единицах измерения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vision</text:p>
          </table:table-cell>
          <table:table-cell office:value-type="string" calcext:value-type="string">
            <text:p>- способ деления одной единицы, здесь через запятую перечислены возможные части, в тех же единицах измерения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vision_service_nomenclature_id</text:p>
          </table:table-cell>
          <table:table-cell office:value-type="string" calcext:value-type="string">
            <text:p>- если требуется деление детали, то используется указанный тип работ для деления, ссылка на номенклатуру в этой же таблице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tnomenclatur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тип номенклатуры: трубы, болты, краски, услуги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or_scheme_id</text:p>
          </table:table-cell>
          <table:table-cell office:value-type="string" calcext:value-type="string">
            <text:p>- can be NULL, if no col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cn_tnomenclature_usefield</text:p>
          </table:table-cell>
          <table:table-cell office:value-type="string" calcext:value-type="string">
            <text:p>tnomenclature_id</text:p>
          </table:table-cell>
          <table:table-cell office:value-type="string" calcext:value-type="string">
            <text:p>используемые колонки номенклатуры при показе и заполнении для каждого типа номенклатуры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eld_name</text:p>
          </table:table-cell>
          <table:table-cell office:value-type="string" calcext:value-type="string">
            <text:p>- имя колонки из таблицы nomenclatur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tcompone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тип компонента: столб, прожилины, заполнение, и т. д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tpar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тип составной части компонента: труба столба, яма под столб, работы по установке, кронштейны, и т. д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component_id</text:p>
          </table:table-cell>
          <table:table-cell office:value-type="string" calcext:value-type="string">
            <text:p>(каждая составная часть включает лишь один материал из номенклатурного справочника, либо ни одного — если указано NULL, см. таблицу par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calculation_id</text:p>
          </table:table-cell>
          <table:table-cell office:value-type="string" calcext:value-type="string">
            <text:p>- тип расчета материала: заданы программно, каждый тип расчета использует на вход свой список параметров материала (названия колонок этой таблицы)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cn_tpart_nomenclature</text:p>
          </table:table-cell>
          <table:table-cell office:value-type="string" calcext:value-type="string">
            <text:p>tpart_id</text:p>
          </table:table-cell>
          <table:table-cell office:value-type="string" calcext:value-type="string">
            <text:p>возможные материалы для изготовления составной части компонента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omenclature_id</text:p>
          </table:table-cell>
          <table:table-cell table:style-name="ce13" office:value-type="string" calcext:value-type="string">
            <text:p>3 варианта материалов для tpart: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Связка с NULL:  <text:span text:style-name="T2">допускает отсутствие материала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Связка только с одним материалом (одна запись в таблице cn_tpart_nomenclature):<text:span text:style-name="T3"> </text:span><text:span text:style-name="T4">не допускает выбора пользователя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Связка с несколькими материалами: <text:span text:style-name="T2">дает пользователю выбор, если есть NULL, то выбор отказаться от детали</text:span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cn_tregion_tcomponent</text:p>
          </table:table-cell>
          <table:table-cell office:value-type="string" calcext:value-type="string">
            <text:p>tregion_id</text:p>
          </table:table-cell>
          <table:table-cell office:value-type="string" calcext:value-type="string">
            <text:p>описание, из каких компонентов состоит каждый участок, для каждого типа участка: список типов компонентов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component_i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compone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компоненты реального участка из реального проекта клиента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gion_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component_i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par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составные части реального компонента из проекта клиента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mponent_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art_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menclature_id CAN BE NULL</text:p>
          </table:table-cell>
          <table:table-cell office:value-type="string" calcext:value-type="string">
            <text:p>- номенклатура, выбранная клиентом или программно, для изготовления этой части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расход материала:</text:p>
          </table:table-cell>
          <table:table-cell office:value-type="string" calcext:value-type="string">
            <text:p>покраска в зависимости от площади поверхности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распил, в зависимости от длин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несколько штук, в зависимости от длины деталей и длины обработки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каждый расход считается индивидуально в функции расчета расхода материалов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функция: Посчитай расход материала id 8889 «Эмаль голубая БЦ» используя функцию расхода id 3356 «Покраска поверхности» со следующими параметрами: площадь поверхности 35 м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Результат: 5 банок краски по 3 кг, или 3 банки по 5 кг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функция: Посчитай расход материала id 1212 «Труба 30 х 40» используя функцию расхода «Нарезка столбов» со следующими параметрами: высота забора 1,5 м, количество столбов 10 ш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Результат: распил по 2 метра 6тиметровых труб: 4 трубы, остаток 4 метра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функция: Посчитай расход материала id 1001 «Саморезы 6х12» используя функцию расхода «Закрутка саморезов» со следующими параметрами: длина линии крепления 50 метров, частота 5 шт на метр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Результат: 250 саморезов + 2% = 300 саморезов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Параметры материалов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размер неделимой упаковки <text:span text:style-name="T1">(</text:span>вес краски, вес мешка цемента<text:span text:style-name="T1">)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длина разрезаемой детали ( 6 метров труба, 1,5 метра наличник или 3 метра наличник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возможные способы разрезать деталь (по 2, по 3, по 4, по 6 метров - целиком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tcalclation</text:p>
          </table:table-cell>
          <table:table-cell office:value-type="string" calcext:value-type="string">
            <text:p>id</text:p>
          </table:table-cell>
          <table:table-cell table:style-name="ce14" office:value-type="string" calcext:value-type="string">
            <text:p>const from enum</text:p>
          </table:table-cell>
          <table:table-cell/>
          <table:table-cell office:value-type="string" calcext:value-type="string">
            <text:p>тип расчета материала, заданы программно, в таблице хранятся только названия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напр: покраска забора односторонняя, покраска забота двусторонняя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color_scheme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color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or_scheme_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Числовое значение цвета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price</text:p>
          </table:table-cell>
          <table:table-cell office:value-type="string" calcext:value-type="string">
            <text:p>nomenclature_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st_price</text:p>
          </table:table-cell>
          <table:table-cell office:value-type="string" calcext:value-type="string">
            <text:p>- себестоимость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office:value-type="string" calcext:value-type="string">
            <text:p>- цена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cn_tparam_tpart</text:p>
          </table:table-cell>
          <table:table-cell office:value-type="string" calcext:value-type="string">
            <text:p>tparam_id</text:p>
          </table:table-cell>
          <table:table-cell office:value-type="string" calcext:value-type="string">
            <text:p>на какие части влияет данный метод установки tinstallswitch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part_id</text:p>
          </table:table-cell>
          <table:table-cell office:value-type="string" calcext:value-type="string">
            <text:p>tinstallswitch изменяет значение определенного параметра расчета, этот параметр может изменять список номенклатуры для различных частей забора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cn_tparamvalue_nomenclature</text:p>
          </table:table-cell>
          <table:table-cell office:value-type="string" calcext:value-type="string">
            <text:p>tparam_id</text:p>
          </table:table-cell>
          <table:table-cell office:value-type="string" calcext:value-type="string">
            <text:p>список номенклатуры, которая подходит для выбора при выбранном варианте метода установки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menclature_id</text:p>
          </table:table-cell>
          <table:table-cell office:value-type="string" calcext:value-type="string">
            <text:p>например, для красного цвета подходит все, что красного цвета, для бетонирования подходят все виды цемента, песка, щебня и работы по бетонированию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нкретные выбранные значения installswicth хранятся в таблице param, таблицы с tinstallswitch, и т. д. Необходимы только для формирования удобного интерфейса для установки определенного параметра расчета участ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писок возможным типов значений и результатов задан программно и для каждого параметра и результата известен его тип, в зависимости от типа меняется представление значения, это может быть код цвета, ссылка на номенклатуру, ссылка на цветовую схему и т. д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n_tparamvalue_tparamvalue</text:p>
          </table:table-cell>
          <table:table-cell office:value-type="string" calcext:value-type="string">
            <text:p>tparam_id</text:p>
          </table:table-cell>
          <table:table-cell office:value-type="string" calcext:value-type="string">
            <text:p>Зависимые параметры: Если есть записи в этой таблице для какого-либо параметра, то выбор значения основного параметра будет ограничивать выбор значений другого параметра, если значение ограничено до одного, зависимый параметр недоступен для выбора . Если значение параметра -1, значит его можно не задавать, если значение одно и оно = -1, значит зависимый параметр сбрасывает значение и становится недоступным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Ограничение таблицы: tparam_id != dependent_tparam_i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endent_tparam_id</text:p>
          </table:table-cell>
          <table:table-cell office:value-type="string" calcext:value-type="string">
            <text:p>unique на все 4 поля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endent_value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.00.0000</text:date>, <text:time style:data-style-name="N2" text:time-value="17:40:27.392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9:33:25.277000000</meta:creation-date>
    <dc:date>2018-04-12T17:40:59.848000000</dc:date>
    <meta:editing-duration>P2DT3H51M1S</meta:editing-duration>
    <meta:editing-cycles>49</meta:editing-cycles>
    <meta:generator>LibreOffice/5.3.2.2$Windows_X86_64 LibreOffice_project/6cd4f1ef626f15116896b1d8e1398b56da0d0ee1</meta:generator>
    <meta:document-statistic meta:table-count="1" meta:cell-count="202" meta:object-count="0"/>
  </office:meta>
</office:document-meta>
</file>